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MethodsOverridde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lacingObjectMethodsTest.shouldReplaceObjectMethodsWhenOverridd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jectMethodsOverridde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lacingObjectMethodsTest.shouldProvideMockyImplementationOf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lacingObjectMethodsTest.shouldReplaceObjec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jectMethodsOverridden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